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line-height="200%" fo:text-indent="0.5in" style:auto-text-indent="false"/>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0in" fo:margin-right="0in" fo:line-height="200%" fo:text-indent="0.5in" style:auto-text-indent="false"/>
      <style:text-properties style:font-name="Arial" style:text-underline-style="none" fo:font-weight="normal" style:font-weight-asian="normal" style:font-weight-complex="normal"/>
    </style:style>
    <style:style style:name="P3" style:family="paragraph" style:parent-style-name="Standard" style:list-style-name="L1">
      <style:paragraph-properties fo:line-height="200%"/>
      <style:text-properties style:font-name="Arial" style:text-underline-style="none" fo:font-weight="normal" style:font-weight-asian="normal" style:font-weight-complex="normal"/>
    </style:style>
    <style:style style:name="P4" style:family="paragraph" style:parent-style-name="Standard" style:list-style-name="L2">
      <style:paragraph-properties fo:line-height="200%"/>
    </style:style>
    <style:style style:name="P5" style:family="paragraph" style:parent-style-name="Standard">
      <style:paragraph-properties fo:margin-left="0in" fo:margin-right="0in" fo:line-height="200%" fo:text-indent="0.5in" style:auto-text-indent="false"/>
      <style:text-properties style:font-name="Arial"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in" fo:margin-right="0in" fo:line-height="200%" fo:text-indent="0.5in" style:auto-text-indent="false"/>
      <style:text-properties style:font-name="Arial" style:text-underline-style="none" fo:font-weight="normal" style:font-weight-asian="normal" style:font-weight-complex="normal"/>
    </style:style>
    <style:style style:name="T1" style:family="text">
      <style:text-properties style:font-name="Arial"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ies</text:p>
      <text:p text:style-name="P1">Option 1: Pre-genned.</text:p>
      <text:p text:style-name="P2">There will be 30 levels with 100+ stories. Stories are separated into trees. There will be 30 trees.</text:p>
      <text:p text:style-name="P2">3 trees will not have any children. Should take 30-40 minutes of playtime to complete the levels.</text:p>
      <text:p text:style-name="P2">5 will have 1 child (10 stories). Each should take 25-30 minutes of playtime.</text:p>
      <text:p text:style-name="P2">5 will have 1 child and then 1 child (15 stories). Each should take 20-25.</text:p>
      <text:p text:style-name="P2">5 will have 2 children that end at the children (15 stories). 20-25.</text:p>
      <text:p text:style-name="P2">5 will have 2 children that converge to 1 ending story. (5 → 10 → 5 = 20 stories). 20-25.</text:p>
      <text:p text:style-name="P2">5 will have 3 children and then 1 child (5 → 15 → 5 = 25). 15-20.</text:p>
      <text:p text:style-name="P2">3 will be more lengthy.</text:p>
      <text:list xml:id="list1711174891" text:style-name="L1">
        <text:list-item>
          <text:p text:style-name="P3">1 story with 2 children. Each of the 2 children have 2 children, one of which is the same child. From these 3, 2 will converge to 1, the last has no children. (1 → 2 → 3 → 1 = 10). 20, 25, 30, 30.</text:p>
        </text:list-item>
        <text:list-item>
          <text:p text:style-name="P3">1 story with 1 child. This child has 3 children. From this, there are 2 children total. These 2 children don't converge. (1 → 1 → 3 → 2 = 7). 20, 20, 30, 30.</text:p>
        </text:list-item>
        <text:list-item>
          <text:p text:style-name="P3">1 story with 2 children. The 2 children have 2 identical children. Converges to 1. (1 → 2 → 2 → 1). 20, 30, 30, 25.</text:p>
        </text:list-item>
      </text:list>
      <text:p text:style-name="P1">Option 2: Randomized plot.</text:p>
      <text:p text:style-name="P2">Instead of 30 randomly selected levels with randomized terrain, allow for the following:</text:p>
      <text:list xml:id="list71063586" text:style-name="L2">
        <text:list-item>
          <text:p text:style-name="P4"><text:span text:style-name="T1">Spawn character in randomly generated background plot. Or starts as unknown character and earns its place.</text:span></text:p>
        </text:list-item>
        <text:list-item>
          <text:p text:style-name="P4"><text:span text:style-name="T1">Character comes across a person which begins the main plot for this character: meets </text:span><text:soft-page-break/><text:span text:style-name="T1">a wanderer, finds a small village, finds someone out in the wild from a settlement, finds a large city.</text:span></text:p>
        </text:list-item>
        <text:list-item>
          <text:p text:style-name="P4"><text:span text:style-name="T1">Each NPC has its own personality matrix: friendly vs nonfriendly, violent vs peaceful, brave vs cowardly. NPCs from same area share personality traits but are not identical. NPCs do not react the same to each NPC. There is some element of politics. Interpersonal politics, large-scale internal city politics, and even larger-scale settlement vs settlement politics.</text:span></text:p>
        </text:list-item>
        <text:list-item>
          <text:p text:style-name="P4"><text:span text:style-name="T1">Political entities and networks act out of their own volition. They can attempt to kill the player, and take over land, etc.</text:span></text:p>
        </text:list-item>
        <text:list-item>
          <text:p text:style-name="P4"><text:span text:style-name="T1">Character can help or harm cities. Help by doing tasks for city/person. Harm by killing them or sabotaging them. Doing so will influence political networks.</text:span></text:p>
        </text:list-item>
        <text:list-item>
          <text:p text:style-name="P4"><text:span text:style-name="T1">Character should be able to issue orders/requests to political networks or entities: get an item, kill someone, take over land. If a character is in high standing of a political network or entity, they will be more responsive.</text:span></text:p>
        </text:list-item>
      </text:list>
      <text:p text:style-name="P2">This may be entirely too fucking complicated to actually implement considering the scope of this game. Going with option 1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text-properties style:font-name="Ari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och </meta:initial-creator>
    <meta:creation-date>2013-03-12T16:49:37</meta:creation-date>
    <dc:date>2013-03-15T18:21:21</dc:date>
    <dc:creator>Hooch </dc:creator>
    <meta:editing-duration>PT1H6M26S</meta:editing-duration>
    <meta:editing-cycles>9</meta:editing-cycles>
    <meta:generator>LibreOffice/3.5$Linux_X86_64 LibreOffice_project/350m1$Build-2</meta:generator>
    <meta:document-statistic meta:table-count="0" meta:image-count="0" meta:object-count="0" meta:page-count="2" meta:paragraph-count="22" meta:word-count="467" meta:character-count="2517" meta:non-whitespace-character-count="2081"/>
  </office:meta>
</office:document-meta>
</file>